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text-properties fo:color="#000000" loext:opacity="100%" fo:font-size="18pt" style:text-underline-style="none" fo:font-weight="normal" officeooo:rsid="001dcbd1" officeooo:paragraph-rsid="001dcbd1" style:font-size-asian="15.75pt" style:font-weight-asian="normal" style:font-size-complex="18pt" style:font-weight-complex="normal"/>
    </style:style>
    <style:style style:name="P2" style:family="paragraph" style:parent-style-name="Text_20_body">
      <style:text-properties fo:color="#000000" loext:opacity="100%" fo:font-size="18pt" style:text-underline-style="none" fo:font-weight="normal" officeooo:rsid="001dcbd1" officeooo:paragraph-rsid="001ed94e" style:font-size-asian="15.75pt" style:font-weight-asian="normal" style:font-size-complex="18pt" style:font-weight-complex="normal"/>
    </style:style>
    <style:style style:name="P3" style:family="paragraph" style:parent-style-name="Text_20_body">
      <style:text-properties fo:color="#000000" loext:opacity="100%" fo:font-size="18pt" style:font-size-asian="18pt" style:font-size-complex="18pt"/>
    </style:style>
    <style:style style:name="P4" style:family="paragraph" style:parent-style-name="Text_20_body">
      <style:text-properties officeooo:paragraph-rsid="0022ce94"/>
    </style:style>
    <style:style style:name="P5" style:family="paragraph" style:parent-style-name="Heading_20_1">
      <style:text-properties fo:color="#c9211e" loext:opacity="100%" officeooo:paragraph-rsid="001d70f0"/>
    </style:style>
    <style:style style:name="P6" style:family="paragraph" style:parent-style-name="Heading_20_2" style:list-style-name="L1"/>
    <style:style style:name="P7" style:family="paragraph" style:parent-style-name="Text_20_body">
      <style:text-properties fo:color="#c9211e" loext:opacity="100%" fo:font-size="18pt" style:text-underline-style="solid" style:text-underline-width="auto" style:text-underline-color="font-color" fo:font-weight="bold" officeooo:rsid="001d70f0" officeooo:paragraph-rsid="001d70f0" style:font-size-asian="15.75pt" style:font-weight-asian="bold" style:font-size-complex="18pt" style:font-weight-complex="bold"/>
    </style:style>
    <style:style style:name="P8" style:family="paragraph" style:parent-style-name="Text_20_body">
      <style:text-properties fo:color="#000000" loext:opacity="100%" fo:font-size="18pt" style:font-size-asian="18pt" style:font-size-complex="18pt"/>
    </style:style>
    <style:style style:name="P9" style:family="paragraph" style:parent-style-name="Text_20_body">
      <style:text-properties fo:color="#000000" loext:opacity="100%" fo:font-size="18pt" officeooo:rsid="00217e13" style:font-size-asian="18pt" style:font-size-complex="18pt"/>
    </style:style>
    <style:style style:name="P10" style:family="paragraph" style:parent-style-name="Text_20_body">
      <style:text-properties fo:color="#000000" loext:opacity="100%" fo:font-size="18pt" officeooo:paragraph-rsid="00316aae" style:font-size-asian="18pt" style:font-size-complex="18pt"/>
    </style:style>
    <style:style style:name="P11" style:family="paragraph" style:parent-style-name="Text_20_body">
      <style:text-properties fo:color="#000000" loext:opacity="100%" fo:font-size="18pt" style:text-underline-style="none" fo:font-weight="normal" officeooo:rsid="001dcbd1" officeooo:paragraph-rsid="00316aae" style:font-size-asian="15.75pt" style:font-weight-asian="normal" style:font-size-complex="18pt" style:font-weight-complex="normal"/>
    </style:style>
    <style:style style:name="P12" style:family="paragraph" style:parent-style-name="Text_20_body">
      <style:text-properties officeooo:paragraph-rsid="0022ce94"/>
    </style:style>
    <style:style style:name="P13" style:family="paragraph" style:parent-style-name="Text_20_body">
      <style:text-properties fo:font-size="18pt" style:font-size-asian="18pt" style:font-size-complex="18pt"/>
    </style:style>
    <style:style style:name="P14" style:family="paragraph" style:parent-style-name="Text_20_body">
      <style:text-properties fo:font-size="18pt" officeooo:paragraph-rsid="0030ec10" style:font-size-asian="18pt" style:font-size-complex="18pt"/>
    </style:style>
    <style:style style:name="P15" style:family="paragraph" style:parent-style-name="Text_20_body">
      <style:text-properties officeooo:paragraph-rsid="002c86fe"/>
    </style:style>
    <style:style style:name="T1" style:family="text">
      <style:text-properties fo:font-size="24pt" style:text-underline-style="solid" style:text-underline-width="auto" style:text-underline-color="font-color" fo:font-weight="bold" officeooo:rsid="001d70f0" style:font-size-asian="21pt" style:font-weight-asian="bold" style:font-size-complex="24pt" style:font-weight-complex="bold"/>
    </style:style>
    <style:style style:name="T2" style:family="text">
      <style:text-properties fo:font-size="14pt" style:font-size-asian="14pt" style:font-size-complex="14pt"/>
    </style:style>
    <style:style style:name="T3" style:family="text">
      <style:text-properties fo:font-size="14pt" fo:font-weight="bold" style:font-size-asian="14pt" style:font-weight-asian="bold" style:font-size-complex="14pt" style:font-weight-complex="bold"/>
    </style:style>
    <style:style style:name="T4" style:family="text">
      <style:text-properties officeooo:rsid="001e8b1b"/>
    </style:style>
    <style:style style:name="T5" style:family="text">
      <style:text-properties officeooo:rsid="00205f65"/>
    </style:style>
    <style:style style:name="T6" style:family="text">
      <style:text-properties officeooo:rsid="002081e1"/>
    </style:style>
    <style:style style:name="T7" style:family="text">
      <style:text-properties fo:color="#000000" loext:opacity="100%" fo:font-size="18pt" style:font-size-asian="18pt" style:font-size-complex="18pt"/>
    </style:style>
    <style:style style:name="T8" style:family="text">
      <style:text-properties fo:color="#000000" loext:opacity="100%" fo:font-size="18pt" officeooo:rsid="002c86fe" style:font-size-asian="18pt" style:font-size-complex="18pt"/>
    </style:style>
    <style:style style:name="T9" style:family="text">
      <style:text-properties fo:color="#000000" loext:opacity="100%" fo:font-size="18pt" officeooo:rsid="002c86fe" style:font-size-asian="15.75pt" style:font-size-complex="18pt"/>
    </style:style>
    <style:style style:name="T10" style:family="text">
      <style:text-properties fo:color="#000000" loext:opacity="100%" officeooo:rsid="002081e1"/>
    </style:style>
    <style:style style:name="T11" style:family="text">
      <style:text-properties fo:color="#000000" loext:opacity="100%" officeooo:rsid="002c86fe"/>
    </style:style>
    <style:style style:name="T12" style:family="text">
      <style:text-properties fo:color="#000000" loext:opacity="100%" officeooo:rsid="002d6b42"/>
    </style:style>
    <style:style style:name="T13" style:family="text">
      <style:text-properties officeooo:rsid="002c71d7"/>
    </style:style>
    <style:style style:name="T14" style:family="text">
      <style:text-properties fo:font-weight="bold" style:font-weight-asian="bold" style:font-weight-complex="bold"/>
    </style:style>
    <style:style style:name="T15" style:family="text">
      <style:text-properties fo:font-weight="bold" officeooo:rsid="002c71d7" style:font-weight-asian="bold" style:font-weight-complex="bold"/>
    </style:style>
    <style:style style:name="T16" style:family="text">
      <style:text-properties fo:font-size="18pt" style:font-size-asian="15.75pt" style:font-size-complex="18pt"/>
    </style:style>
    <style:style style:name="T17" style:family="text">
      <style:text-properties fo:font-size="18pt" officeooo:rsid="002c86fe" style:font-size-asian="15.75pt" style:font-size-complex="18pt"/>
    </style:style>
    <style:style style:name="T18" style:family="text">
      <style:text-properties fo:font-size="18pt" style:font-size-asian="18pt" style:font-size-complex="18pt"/>
    </style:style>
    <style:style style:name="T19" style:family="text">
      <style:text-properties fo:font-size="18pt" officeooo:rsid="0030ec10" style:font-size-asian="18pt" style:font-size-complex="18pt"/>
    </style:style>
    <style:style style:name="T20" style:family="text">
      <style:text-properties fo:font-size="18pt" officeooo:rsid="00316aae" style:font-size-asian="18pt" style:font-size-complex="18pt"/>
    </style:style>
    <style:style style:name="T21" style:family="text">
      <style:text-properties fo:font-size="18pt" officeooo:rsid="003440fa" style:font-size-asian="18pt" style:font-size-complex="18pt"/>
    </style:style>
    <style:style style:name="T22" style:family="text">
      <style:text-properties fo:font-size="18pt" officeooo:rsid="0035ab49" style:font-size-asian="18pt" style:font-size-complex="18pt"/>
    </style:style>
    <style:style style:name="T23" style:family="text">
      <style:text-properties officeooo:rsid="0030ec10"/>
    </style:style>
    <style:style style:name="T24" style:family="text">
      <style:text-properties officeooo:rsid="00316aae"/>
    </style:style>
    <style:style style:name="T25" style:family="text">
      <style:text-properties style:font-size-asian="18pt"/>
    </style:style>
    <style:style style:name="T26" style:family="text">
      <style:text-properties officeooo:rsid="002c71d7" style:font-size-asian="18pt"/>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 text:outline-level="1"><text:s/><text:span text:style-name="T1">COMPREHENSIVENESS OF THE DEEN <text:tab/><text:tab/><text:tab/><text:tab/><text:tab/>OF ISLAM <text:s text:c="28"/></text:span></text:h>
      <text:p text:style-name="P7"/>
      <text:p text:style-name="P1"><text:s text:c="13"/>“Every religion has its characteristics, and the</text:p>
      <text:p text:style-name="P1"><text:s text:c="18"/>characteristics of Islam is Modesty”</text:p>
      <text:p text:style-name="P1"><text:s text:c="43"/><text:span text:style-name="T2"><text:s/></text:span><text:span text:style-name="T3">-PROPHET MOHAMMAD (PBUH)</text:span></text:p>
      <text:h text:style-name="Heading_20_2" text:outline-level="2"><text:span text:style-name="T24">Comprehensiveness of Deen:</text:span> <text:s text:c="6"/></text:h>
      <text:p text:style-name="P11"><text:s text:c="22"/>The term "Deen" is used to denote to "a way of life based upon loyalty to laws of some authority, and a system of rewards and punishments according to those laws," in its most general sense.</text:p>
      <text:p text:style-name="P1">According to the Quran, Al-Islam is the (right) way of life or form of government in Allah's eyes. <text:span text:style-name="T4">Deen means the absolute submission (of man to the absolute sovereign). It express the way of life, code of conduct an d the complete system. It is comprehensive term that cover all aspects of human life. Muslims can maintain their way of life everywhere in the globe in accordance with the teachings of Allah's Deen. </text:span></text:p>
      <text:p text:style-name="P2"><text:s/></text:p>
      <text:p text:style-name="P2"><text:s text:c="28"/>The idea of God creating man according to Islam is that he exists for a brief period of time before dying and taking up a finite quantity of space.</text:p>
      <text:p text:style-name="P1">The physical and mental abilities that were given to him for the specific purpose of serving as Allah's vicegerent on this planet restrict the knowledge and experiences of man as a whole. No <text:soft-page-break/>philosophy created by human mind can possess the quality of "comprehensiveness."</text:p>
      <text:p text:style-name="P11">It can only apply to a small portion of human existence and is only transient in nature. Only Allah Deen provides us with guidance on how to live our lives in this world. The system of Islam that this Deen provides encompasses both societal and personal facets. In both society and individual existence, <text:span text:style-name="T5">D</text:span>een is essential. Its massage is effective and realistic since it covers all human behaviors. It is, in essence, a full rule of life that offers direction in all circumstances involving people. Through the Quran, a holy religion like Islam speaks to everyone, of all ages, regardless of race or color.</text:p>
      <text:p text:style-name="P11"/>
      <text:p text:style-name="P10"><text:s text:c="12"/>“<text:span text:style-name="T13">Oh Allah! I am prayer to you for guidance,piety,</text:span></text:p>
      <text:p text:style-name="P10"><text:s text:c="28"/><text:span text:style-name="T13">chastity, and wealth”</text:span></text:p>
      <text:p text:style-name="P11"><text:span text:style-name="T25"><text:s text:c="60"/>-</text:span><text:span text:style-name="T26">(</text:span><text:bookmark text:name="h_matn"/>‘<text:span text:style-name="T14">Abdullāh ibn Mas‘ūd</text:span><text:span text:style-name="T15"> )</text:span></text:p>
      <text:p text:style-name="P11"/>
      <text:list xml:id="list3522428317" text:style-name="L1">
        <text:list-item>
          <text:list>
            <text:list-item>
              <text:h text:style-name="P6" text:outline-level="2">IMPORTANCE OF DEEN:</text:h>
            </text:list-item>
          </text:list>
        </text:list-item>
      </text:list>
      <text:p text:style-name="P3">1. The Prophet gives mankind direction.</text:p>
      <text:p text:style-name="P3">2. Deen Guides Humanity Toward Light</text:p>
      <text:p text:style-name="P3"><text:span text:style-name="T6">3-</text:span>Deen establishes the standards for what is right and wrong.</text:p>
      <text:p text:style-name="P3">4-Deen Brings Man to Virtue and Reminds Him of God</text:p>
      <text:p text:style-name="P9"/>
      <text:h text:style-name="Heading_20_2" text:outline-level="2">1. The Prophet gives mankind direction:</text:h>
      <text:p text:style-name="P4"><text:s text:c="43"/><text:span text:style-name="T7"><text:s text:c="2"/>The main purpose of Deen is to direct people in the correct direction. " And We have sent down to you the Book to </text:span><text:soft-page-break/><text:span text:style-name="T7">clarify all things as a guide, a Mercy and Glad news to Muslims," Only the righteous will pay attention to the unity of the Quran revelation, which continues the importance of Islam's Deen: "Surely, this Quran directs to that which is most just." .And</text:span></text:p>
      <text:p text:style-name="P4"><text:span text:style-name="T7">"This is the Book; in there is Guidance certain, without a shadow of a doubt, for those who fear Allah."</text:span></text:p>
      <text:h text:style-name="Heading_20_2" text:outline-level="2">2. Deen Guides Humanity Toward Light:</text:h>
      <text:p text:style-name="Text_20_body"><text:s text:c="20"/><text:span text:style-name="T16"><text:s text:c="16"/>According to the Quran, "A Book which we have revealed unto you, in order that you may lead Mankind <text:s/>into light from out of the depths of darkness <text:s/>by the permission of their Allah," the Quran guides mankind from ignorance of evil and darkness. into the light of kindness and devotion.</text:span></text:p>
      <text:p text:style-name="Text_20_body"><text:span text:style-name="T16">For individuals who have become confused in the whirl of darkness, this Divine Light gives a glimmer of hope: "He is the One Who sends to His servants Clear signs, so he may guide you from the depths of darkness into light." </text:span><text:span text:style-name="T17">The Quran is the only book that can advise Muslims in every situation and also educate them how to avoid doing wicked things. </text:span></text:p>
      <text:p text:style-name="P15"><text:span text:style-name="T9"/></text:p>
      <text:h text:style-name="Heading_20_2" text:outline-level="2"><text:span text:style-name="T10">3-</text:span><text:span text:style-name="T11">Deen establishes the standards for what is right and wrong:</text:span></text:h>
      <text:p text:style-name="Text_20_body"><text:span text:style-name="T11"><text:s text:c="57"/></text:span><text:span text:style-name="T8">Ramadan is the month in which the Quran was sent down for the guidance of mankind, along with clear Signs for guidance and judgment between good and wrong, according to the Quran.</text:span></text:p>
      <text:p text:style-name="P13"><text:span text:style-name="T11">Obviously, this statement establishes a clear standard for judging truth from lies . in fact, this Book as a guidance for mankind, and He sent down the standard of judgment between good and evil." </text:span><text:soft-page-break/><text:span text:style-name="T12">The Quran is the ideal book to read if you wish to discover the difference between good and evil in this scenario. </text:span></text:p>
      <text:p text:style-name="P13"><text:span text:style-name="T12"/></text:p>
      <text:h text:style-name="Heading_20_2" text:outline-level="2">4-Deen Brings Man to Virtue and Reminds Him of God:</text:h>
      <text:p text:style-name="Text_20_body"><text:s text:c="44"/><text:span text:style-name="T18">Prayer is the term for the reverence a person must have for their Maker. The believer's notion of God and awareness of Him is focused in this intense fear. Therefore, in order for them to fear Allah, we provided the Quran in Arabic and detailed some of the warnings in detail. God has adequately explained </text:span><text:span text:style-name="T19">h</text:span><text:span text:style-name="T18">is will for man to achieve Taqwa in the Quran:</text:span></text:p>
      <text:p text:style-name="P13">God makes his message to humanity obvious in this way so that people would respect him. </text:p>
      <text:p text:style-name="P14"><text:s text:c="18"/>“<text:span text:style-name="T23">The greatest visible evidence of the fear of God</text:span></text:p>
      <text:p text:style-name="P14"><text:span text:style-name="T23"><text:s text:c="37"/>is obedience to <text:s/>God”</text:span></text:p>
      <text:h text:style-name="Heading_20_2" text:outline-level="2">Comprehensiveness of Islam:</text:h>
      <text:p text:style-name="Text_20_body"><text:s text:c="26"/><text:span text:style-name="T20">Islam is the name of this religion, which encompasses all facets of human existence and instructs followers on how to live their lives in accordance with Islamic law. Islam is an Arabic word that means to accept, to give up control,submission and obedience. Islam is a religion that emphasis's full obedient surrender to Allah; this is why it is named Islam.</text:span></text:p>
      <text:p text:style-name="Text_20_body"><text:span text:style-name="T20">The term "Islam" also means "peace" in its physical sense.</text:span></text:p>
      <text:p text:style-name="Text_20_body"><text:span text:style-name="T20">This represents the idea that the only way to experience true physical and mental serenity is to submit to and obey Allah.</text:span></text:p>
      <text:p text:style-name="Text_20_body"><text:span text:style-name="T20">Such a life of obedience creates true peace in society as a whole and gives inner peace. </text:span><text:span text:style-name="T21">It contributes to fostering Muslim peace.</text:span></text:p>
      <text:p text:style-name="Text_20_body"><text:soft-page-break/><text:span text:style-name="T21">The sole need is to submit to one Allah and live in harmony with one another and the environment. </text:span></text:p>
      <text:h text:style-name="Heading_20_2" text:outline-level="2"><text:span text:style-name="T21"><text:s/></text:span><text:span text:style-name="T22">Some History of Islam:</text:span></text:h>
      <text:p text:style-name="Text_20_body"><text:span text:style-name="T22"><text:s text:c="16"/>Every religion in the world has been given a name, either in honor of the person who discovered it or in honor of the nation or community where it first appeared.</text:span></text:p>
      <text:p text:style-name="Text_20_body"><text:span text:style-name="T22">The Islamic religion is not like that; it does not come after any parent or country group, similar to how Christianity and Zoroastrians, the religions of Jews and Hindus, came from Jesus Christ and Judah, respectively. It was not developed using either the human intellect or any culture. It is the religion of everyone.</text:span></text:p>
      <text:p text:style-name="Text_20_body"><text:span text:style-name="T22">Everything in the cosmos is free to live out their lives in accordance with Islamic law. </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31T20:17:31.668338363</meta:creation-date>
    <dc:date>2023-01-31T23:19:11.845708274</dc:date>
    <meta:editing-duration>PT16M29S</meta:editing-duration>
    <meta:editing-cycles>4</meta:editing-cycles>
    <meta:generator>LibreOffice/7.3.7.2$Linux_X86_64 LibreOffice_project/30$Build-2</meta:generator>
    <meta:document-statistic meta:table-count="0" meta:image-count="0" meta:object-count="0" meta:page-count="5" meta:paragraph-count="43" meta:word-count="1023" meta:character-count="6331" meta:non-whitespace-character-count="4794"/>
  </office:meta>
</office:document-meta>
</file>